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55425f"/>
    </style:style>
    <style:style style:name="T59" style:family="text">
      <style:text-properties officeooo:rsid="0066bdc7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3" style:family="text">
      <style:text-properties fo:font-size="6pt" fo:font-style="italic" style:font-size-asian="6pt" style:font-style-asian="italic" style:font-size-complex="6pt" style:font-style-complex="italic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4"><text:text-input text:description="&lt;for each=&quot;line2 in line.taxes_id&quot;&gt;">F</text:text-input></text:span><text:text-input text:description="&lt;line2.description&gt;">10,5%</text:text-input><text:span text:style-name="T64"><text:text-input text:description="&lt;/for&gt;">Ef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line.price_unit&gt;">9.999,50</text:text-input><text:span text:style-name="T63"><text:text-input text:description="&lt;/if&gt;">end if</text:text-input></text:span></text:p>
          </table:table-cell>
          <table:table-cell table:style-name="Tabla4.A2" office:value-type="string">
            <text:p text:style-name="P61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formatLang(line.price_subtotal)&gt;">99.999,50</text:text-input><text:span text:style-name="T6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77448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2T16:16:24.911284135</dc:date>
    <meta:editing-duration>P1DT21H5M31S</meta:editing-duration>
    <meta:editing-cycles>360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